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07A000000DC6C80A367.png" manifest:media-type="image/png"/>
  <manifest:file-entry manifest:full-path="Pictures/10000201000002060000017831AD6DF3.png" manifest:media-type="image/png"/>
  <manifest:file-entry manifest:full-path="Pictures/10000000000001AE000000DB81D26AC5.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swiss"/>
    <style:font-face style:name="Century Gothic3"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1"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reak-before="pag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0"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1"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3"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 style:family="paragraph" style:parent-style-name="Lesson_20_Bullet">
      <style:paragraph-properties>
        <style:tab-stops/>
      </style:paragraph-properties>
    </style:style>
    <style:style style:name="P15"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6" style:family="paragraph" style:parent-style-name="Heading_20_7">
      <style:paragraph-properties fo:margin-left="0in" fo:margin-right="0in" fo:text-indent="0in" style:auto-text-indent="false" fo:break-before="page" fo:background-color="#000000">
        <style:background-image/>
      </style:paragraph-properties>
    </style:style>
    <style:style style:name="P17"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18"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Century Gothic"/>
    </style:style>
    <style:style style:name="P2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text-properties style:font-name="Century Gothic"/>
    </style:style>
    <style:style style:name="P27"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margin-top="0.0201in" fo:margin-bottom="0in" style:contextual-spacing="false" fo:text-indent="0in" style:auto-text-indent="false"/>
      <style:text-properties fo:font-size="12pt" style:font-size-asian="12pt" style:font-size-complex="12pt"/>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3" style:family="paragraph" style:parent-style-name="Standard">
      <style:text-properties style:font-name="Trebuchet MS" fo:font-size="11pt" style:font-size-asian="11pt" style:font-name-complex="Arial"/>
    </style:style>
    <style:style style:name="P34" style:family="paragraph" style:parent-style-name="Standard">
      <style:text-properties style:font-name="Trebuchet MS" fo:font-size="11pt" style:font-size-asian="11pt" style:font-name-complex="Arial" style:font-size-complex="11pt"/>
    </style:style>
    <style:style style:name="P35" style:family="paragraph" style:parent-style-name="Standard">
      <style:text-properties style:font-name="Trebuchet MS" fo:font-size="14pt" style:font-size-asian="14pt" style:font-name-complex="Arial"/>
    </style:style>
    <style:style style:name="P3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7" style:family="paragraph" style:parent-style-name="Standard">
      <style:text-properties style:font-name="Trebuchet MS" fo:font-size="18pt" style:font-size-asian="18pt" style:font-name-complex="Arial"/>
    </style:style>
    <style:style style:name="P38" style:family="paragraph" style:parent-style-name="Standard">
      <style:text-properties style:font-name="Trebuchet MS" fo:font-size="9pt" style:font-size-asian="9pt" style:font-name-complex="Arial"/>
    </style:style>
    <style:style style:name="P39" style:family="paragraph" style:parent-style-name="Standard">
      <style:text-properties style:font-name="Trebuchet MS" fo:font-size="9pt" style:font-size-asian="9pt" style:font-name-complex="Arial" style:font-size-complex="11pt"/>
    </style:style>
    <style:style style:name="P40" style:family="paragraph" style:parent-style-name="Standard">
      <style:text-properties style:font-name="Trebuchet MS" fo:font-size="12pt" style:font-size-asian="10.5pt" style:font-name-complex="Arial" style:font-size-complex="12pt"/>
    </style:style>
    <style:style style:name="P41"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2" style:family="paragraph" style:parent-style-name="Standard">
      <style:text-properties fo:font-variant="small-caps" fo:font-size="18pt" style:font-size-asian="18pt"/>
    </style:style>
    <style:style style:name="P43" style:family="paragraph" style:parent-style-name="Standard">
      <style:text-properties style:font-name="Trebuchet MS1"/>
    </style:style>
    <style:style style:name="P44" style:family="paragraph" style:parent-style-name="Standard">
      <style:text-properties style:font-name="Courier1" fo:font-size="11pt" style:font-size-asian="11pt" style:font-name-complex="Arial" style:font-size-complex="11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line-height="200%" style:snap-to-layout-grid="false"/>
      <style:text-properties fo:font-size="28pt" style:font-size-asian="28pt" style:font-size-complex="28pt"/>
    </style:style>
    <style:style style:name="P47" style:family="paragraph" style:parent-style-name="Standard">
      <style:paragraph-properties style:snap-to-layout-grid="false"/>
      <style:text-properties fo:font-weight="bold" style:font-weight-asian="bold"/>
    </style:style>
    <style:style style:name="P48"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49" style:family="paragraph" style:parent-style-name="Standard">
      <style:text-properties fo:font-size="11pt" style:font-size-asian="11pt"/>
    </style:style>
    <style:style style:name="P50" style:family="paragraph" style:parent-style-name="Standard">
      <style:text-properties style:font-name="Century Gothic"/>
    </style:style>
    <style:style style:name="P51"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2" style:family="paragraph" style:parent-style-name="Standard">
      <style:text-properties style:font-name="Century Gothic" fo:font-size="11pt" fo:font-style="italic" style:font-size-asian="11pt" style:font-style-asian="italic" style:font-name-complex="Arial" style:font-size-complex="11pt"/>
    </style:style>
    <style:style style:name="P53" style:family="paragraph" style:parent-style-name="Standard">
      <style:text-properties style:font-name="Century Gothic" fo:font-size="11pt" style:font-size-asian="11pt" style:font-name-complex="Arial" style:font-size-complex="11pt"/>
    </style:style>
    <style:style style:name="P54"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5" style:family="paragraph" style:parent-style-name="Standard">
      <style:text-properties style:font-name="Century Gothic" fo:font-size="9pt" style:font-size-asian="9pt" style:font-name-complex="Arial"/>
    </style:style>
    <style:style style:name="P5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57" style:family="paragraph" style:parent-style-name="Standard">
      <style:text-properties style:font-name="Century Gothic" fo:font-size="14pt" style:font-size-asian="14pt" style:font-name-complex="Arial"/>
    </style:style>
    <style:style style:name="P58" style:family="paragraph" style:parent-style-name="Standard">
      <style:text-properties style:font-name="Century Gothic" fo:font-size="12pt" style:font-size-asian="12pt" style:font-name-complex="Arial" style:font-size-complex="12pt"/>
    </style:style>
    <style:style style:name="P59" style:family="paragraph" style:parent-style-name="Standard">
      <style:text-properties style:font-name="Century Gothic" fo:font-size="16pt" style:font-size-asian="16pt" style:font-name-complex="Arial"/>
    </style:style>
    <style:style style:name="P60" style:family="paragraph" style:parent-style-name="Standard">
      <style:text-properties style:font-name="Century Gothic" fo:font-size="18pt" style:font-size-asian="18pt" style:font-name-complex="Arial"/>
    </style:style>
    <style:style style:name="P61"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2"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3"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4" style:family="paragraph" style:parent-style-name="Standard">
      <style:paragraph-properties fo:padding="0in" fo:border-left="none" fo:border-right="none" fo:border-top="0.06pt solid #000000" fo:border-bottom="none" style:shadow="none"/>
      <style:text-properties style:font-name="Trebuchet MS1"/>
    </style:style>
    <style:style style:name="P65"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68"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69"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71"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72"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73"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74"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87" style:family="paragraph" style:parent-style-name="Table_20_Contents">
      <style:text-properties fo:font-size="16pt" style:font-size-asian="16pt" style:font-size-complex="16pt"/>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Table_20_Contents">
      <style:paragraph-properties fo:text-align="center" style:justify-single-word="false"/>
      <style:text-properties style:font-name="Apple Casual"/>
    </style:style>
    <style:style style:name="P9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2" style:family="paragraph" style:parent-style-name="Table_20_Contents">
      <style:text-properties style:font-name="Century Gothic" fo:font-size="16pt" style:font-size-asian="16pt" style:font-size-complex="16pt"/>
    </style:style>
    <style:style style:name="P93" style:family="paragraph" style:parent-style-name="Table_20_Heading">
      <style:text-properties fo:font-size="16pt" style:font-size-asian="16pt" style:font-size-complex="16pt"/>
    </style:style>
    <style:style style:name="P94" style:family="paragraph" style:parent-style-name="Table_20_Heading">
      <style:text-properties fo:font-size="16pt" fo:font-weight="normal" style:font-size-asian="16pt" style:font-weight-asian="normal" style:font-size-complex="16pt" style:font-weight-complex="normal"/>
    </style:style>
    <style:style style:name="P95" style:family="paragraph" style:parent-style-name="Table_20_Heading">
      <style:text-properties style:font-name="Century Gothic" fo:font-size="16pt" style:font-size-asian="16pt" style:font-size-complex="16pt"/>
    </style:style>
    <style:style style:name="P96" style:family="paragraph" style:parent-style-name="Table_20_Heading">
      <style:text-properties style:font-name="Century Gothic" fo:font-size="16pt" fo:font-weight="normal" style:font-size-asian="16pt" style:font-weight-asian="normal" style:font-size-complex="16pt" style:font-weight-complex="normal"/>
    </style:style>
    <style:style style:name="P97" style:family="paragraph" style:parent-style-name="Table_20_Heading">
      <style:text-properties style:font-name="Courier New" fo:font-size="13pt" fo:font-weight="normal" style:font-size-asian="13pt" style:font-weight-asian="normal" style:font-size-complex="13pt" style:font-weight-complex="normal"/>
    </style:style>
    <style:style style:name="P9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9"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10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1"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02"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103" style:family="paragraph" style:parent-style-name="Header">
      <style:paragraph-properties fo:text-align="center" style:justify-single-word="false" fo:background-color="transparent">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5"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06"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7"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8"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0"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111"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112" style:family="paragraph" style:parent-style-name="Standard">
      <style:paragraph-properties fo:margin-top="0.139in" fo:margin-bottom="0in" style:contextual-spacing="false" style:snap-to-layout-grid="false"/>
      <style:text-properties style:font-name="Century Gothic" fo:font-size="9pt" style:font-size-asian="9pt" style:font-name-complex="Arial" style:font-size-complex="9pt"/>
    </style:style>
    <style:style style:name="P113" style:family="paragraph" style:parent-style-name="Standard">
      <style:paragraph-properties fo:margin-left="0.0783in" fo:margin-right="0in" fo:margin-top="0.139in" fo:margin-bottom="0in" style:contextual-spacing="false" fo:text-indent="0in" style:auto-text-indent="false" style:snap-to-layout-grid="false"/>
      <style:text-properties style:font-name="Century Gothic" fo:font-size="16pt" style:font-size-asian="16pt" style:font-name-complex="Arial"/>
    </style:style>
    <style:style style:name="P114"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6"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7"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18"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line-height="150%"/>
    </style:style>
    <style:style style:name="P121" style:family="paragraph" style:parent-style-name="Code">
      <style:paragraph-properties fo:margin-top="0.05in" fo:margin-bottom="0.05in" style:contextual-spacing="false" fo:line-height="100%"/>
      <style:text-properties fo:font-size="12pt" style:font-size-asian="12pt" style:font-size-complex="12pt"/>
    </style:style>
    <style:style style:name="P122" style:family="paragraph" style:parent-style-name="Standard" style:master-page-name="Standard">
      <style:paragraph-properties style:page-number="auto"/>
      <style:text-properties style:font-name="Century Gothic"/>
    </style:style>
    <style:style style:name="P123" style:family="paragraph" style:parent-style-name="Standard" style:list-style-name="WW8Num10"/>
    <style:style style:name="P12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27" style:family="paragraph" style:parent-style-name="Standard" style:list-style-name="WW8Num10">
      <style:text-properties style:font-name="Century Gothic"/>
    </style:style>
    <style:style style:name="P128" style:family="paragraph" style:parent-style-name="Lesson_20_Bullet" style:list-style-name="WW8Num1"/>
    <style:style style:name="P129" style:family="paragraph" style:parent-style-name="Heading_20_1">
      <style:text-properties style:font-name="Century Gothic"/>
    </style:style>
    <style:style style:name="P13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1" style:family="paragraph" style:parent-style-name="Heading_20_1">
      <style:paragraph-properties fo:text-align="center" style:justify-single-word="false"/>
      <style:text-properties fo:font-size="50pt" style:font-size-asian="50pt"/>
    </style:style>
    <style:style style:name="P132" style:family="paragraph" style:parent-style-name="Heading_20_1">
      <style:text-properties fo:color="#ffffff"/>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fo:font-size="18pt" style:font-size-asian="18pt" style:font-size-complex="18pt"/>
    </style:style>
    <style:style style:name="P136" style:family="paragraph" style:parent-style-name="Heading_20_1">
      <style:paragraph-properties fo:text-align="center" style:justify-single-word="false" fo:break-before="page"/>
      <style:text-properties fo:font-size="50pt" style:font-size-asian="50pt"/>
    </style:style>
    <style:style style:name="P137" style:family="paragraph" style:parent-style-name="Heading_20_1">
      <style:paragraph-properties fo:break-before="page"/>
      <style:text-properties style:font-name="Century Gothic"/>
    </style:style>
    <style:style style:name="P138"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margin-top="0in" fo:margin-bottom="0in" style:contextual-spacing="false" fo:break-before="page"/>
      <style:text-properties fo:font-size="18pt" style:font-size-asian="18pt" style:font-size-complex="18pt"/>
    </style:style>
    <style:style style:name="P141" style:family="paragraph" style:parent-style-name="Heading_20_1" style:list-style-name="WW8Num4">
      <style:paragraph-properties fo:margin-top="0in" fo:margin-bottom="0in" style:contextual-spacing="false" fo:break-before="page"/>
      <style:text-properties fo:font-size="18pt" style:font-size-asian="18pt" style:font-size-complex="18pt"/>
    </style:style>
    <style:style style:name="P142" style:family="paragraph" style:parent-style-name="Heading_20_1" style:list-style-name="">
      <style:paragraph-properties fo:margin-top="0in" fo:margin-bottom="0in" style:contextual-spacing="false" fo:text-align="center" style:justify-single-word="false" fo:break-before="page"/>
      <style:text-properties fo:font-size="18pt" style:font-size-asian="18pt" style:font-size-complex="18pt"/>
    </style:style>
    <style:style style:name="P143"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44"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45"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6"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47"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8"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49" style:family="paragraph" style:parent-style-name="Heading_20_1">
      <style:paragraph-properties fo:margin-left="0in" fo:margin-right="0in" fo:margin-top="0in" fo:margin-bottom="0in" style: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51"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2" style:family="paragraph" style:parent-style-name="Normal_20_Bullet" style:list-style-name=""/>
    <style:style style:name="P153" style:family="paragraph" style:parent-style-name="Normal_20_Bullet">
      <style:text-properties fo:font-style="italic" style:font-style-asian="italic"/>
    </style:style>
    <style:style style:name="P154" style:family="paragraph" style:parent-style-name="Normal_20_Bullet" style:list-style-name="">
      <style:text-properties fo:font-style="italic" style:font-style-asian="italic"/>
    </style:style>
    <style:style style:name="P15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6" style:family="paragraph" style:parent-style-name="Normal_20_Bullet">
      <style:text-properties style:font-name="Trebuchet MS" fo:font-size="11pt" style:font-size-asian="11pt" style:font-name-complex="Arial" style:font-size-complex="11pt"/>
    </style:style>
    <style:style style:name="P157" style:family="paragraph" style:parent-style-name="Normal_20_Bullet" style:list-style-name="">
      <style:text-properties style:font-name="Trebuchet MS" fo:font-size="11pt" style:font-size-asian="11pt" style:font-name-complex="Arial" style:font-size-complex="11pt"/>
    </style:style>
    <style:style style:name="P15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0" style:family="paragraph" style:parent-style-name="Normal_20_Bullet" style:list-style-name="WW8Num5"/>
    <style:style style:name="P161" style:family="paragraph" style:parent-style-name="Normal_20_Bullet" style:list-style-name="WW8Num5">
      <style:text-properties officeooo:paragraph-rsid="000e2231"/>
    </style:style>
    <style:style style:name="P162" style:family="paragraph" style:parent-style-name="Normal_20_Bullet">
      <style:paragraph-properties fo:text-align="center" style:justify-single-word="false"/>
      <style:text-properties fo:font-variant="small-caps" fo:font-size="18pt" style:font-size-asian="18pt"/>
    </style:style>
    <style:style style:name="P163" style:family="paragraph" style:parent-style-name="Normal_20_Bullet" style:list-style-name="WW8Num10"/>
    <style:style style:name="P164" style:family="paragraph" style:parent-style-name="Normal_20_Bullet">
      <style:text-properties style:font-name="Century Gothic"/>
    </style:style>
    <style:style style:name="P16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
      <style:text-properties style:font-name="Century Gothic" fo:font-size="11pt" style:font-size-asian="11pt" style:font-name-complex="Arial" style:font-size-complex="11pt"/>
    </style:style>
    <style:style style:name="P168" style:family="paragraph" style:parent-style-name="Normal_20_Bullet">
      <style:paragraph-properties fo:margin-left="0.25in" fo:margin-right="0in" fo:text-indent="0in" style:auto-text-indent="false"/>
    </style:style>
    <style:style style:name="P169" style:family="paragraph" style:parent-style-name="Normal_20_Bullet" style:list-style-name="">
      <style:paragraph-properties fo:margin-left="0.25in" fo:margin-right="0in" fo:line-height="150%" fo:text-indent="0in" style:auto-text-indent="false"/>
    </style:style>
    <style:style style:name="P170" style:family="paragraph" style:parent-style-name="Normal_20_Bullet">
      <style:paragraph-properties fo:margin-left="0.25in" fo:margin-right="0in" fo:text-indent="0in" style:auto-text-indent="false"/>
      <style:text-properties fo:font-style="italic" style:font-style-asian="italic"/>
    </style:style>
    <style:style style:name="P171"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2"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3"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4"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5"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6" style:family="paragraph" style:parent-style-name="Normal_20_Bullet">
      <style:paragraph-properties fo:margin-left="0.25in" fo:margin-right="0in" fo:text-indent="-0.25in" style:auto-text-indent="false" text:number-lines="false" text:line-number="0">
        <style:tab-stops/>
      </style:paragraph-properties>
    </style:style>
    <style:style style:name="P177" style:family="paragraph" style:parent-style-name="Normal_20_Bullet">
      <style:paragraph-properties fo:margin-left="0.5in" fo:margin-right="0in" fo:text-indent="-0.25in" style:auto-text-indent="false"/>
    </style:style>
    <style:style style:name="P178" style:family="paragraph" style:parent-style-name="Normal_20_Bullet">
      <style:paragraph-properties fo:margin-left="0.5in" fo:margin-right="0in" fo:text-indent="0in" style:auto-text-indent="false"/>
    </style:style>
    <style:style style:name="P17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1" style:family="paragraph" style:parent-style-name="Normal_20_Bullet">
      <style:paragraph-properties fo:margin-left="0in" fo:margin-right="0in" fo:text-indent="-0.25in" style:auto-text-indent="false">
        <style:tab-stops/>
      </style:paragraph-properties>
    </style:style>
    <style:style style:name="P182" style:family="paragraph">
      <style:paragraph-properties fo:text-align="center"/>
    </style:style>
    <style:style style:name="P183" style:family="paragraph">
      <style:paragraph-properties fo:margin-left="0.5in" fo:margin-right="0in" fo:text-indent="-0.2496in"/>
      <style:text-properties style:font-name="Courier New"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fo:font-size="11pt" style:font-size-asian="11pt" style:font-size-complex="11pt"/>
    </style:style>
    <style:style style:name="T37" style:family="text">
      <style:text-properties fo:font-size="11pt" style:font-size-asian="11pt" style:font-name-complex="Arial"/>
    </style:style>
    <style:style style:name="T38" style:family="text">
      <style:text-properties fo:font-size="11pt" style:font-size-asian="11pt" style:font-name-complex="Arial" style:font-size-complex="11pt"/>
    </style:style>
    <style:style style:name="T39" style:family="text">
      <style:text-properties fo:font-size="11pt" fo:font-style="italic" style:font-size-asian="11pt" style:font-style-asian="italic" style:font-size-complex="11pt" style:font-style-complex="italic"/>
    </style:style>
    <style:style style:name="T40" style:family="text">
      <style:text-properties fo:font-size="11pt" fo:font-style="italic" style:font-size-asian="11pt" style:font-style-asian="italic" style:font-name-complex="Arial" style:font-size-complex="11pt"/>
    </style:style>
    <style:style style:name="T41" style:family="text">
      <style:text-properties fo:font-size="18pt" style:font-size-asian="18pt" style:font-name-complex="Arial" style:font-size-complex="11pt"/>
    </style:style>
    <style:style style:name="T42" style:family="text">
      <style:text-properties style:font-name="Courier New" fo:font-style="italic" style:text-underline-style="none" style:font-style-asian="italic"/>
    </style:style>
    <style:style style:name="T43" style:family="text">
      <style:text-properties style:font-name="Courier New" fo:font-size="14pt" style:text-underline-style="solid" style:text-underline-width="auto" style:text-underline-color="font-color" style:font-size-asian="14pt"/>
    </style:style>
    <style:style style:name="T44" style:family="text">
      <style:text-properties style:font-name="Courier New" fo:font-size="14pt" style:text-underline-style="none" style:font-size-asian="14pt"/>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4pt" style:text-underline-style="none" style:font-size-asian="14pt"/>
    </style:style>
    <style:style style:name="T47" style:family="text">
      <style:text-properties style:font-name="Century Gothic3" fo:font-size="11pt" style:text-underline-style="none" style:font-size-asian="11pt" style:font-size-complex="11pt"/>
    </style:style>
    <style:style style:name="T48" style:family="text">
      <style:text-properties style:font-name="Courier New"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style:shadow="none" draw:shadow-opacit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3" text:outline-level="1" text:is-list-header="true">Lesson 1</text:h>
      <text:p text:style-name="Standard"/>
      <text:p text:style-name="Standard"/>
      <text:h text:style-name="P12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7">Thing in the game…</text:p>
          </table:table-cell>
          <table:table-cell table:style-name="Table1.A1" office:value-type="string">
            <text:p text:style-name="P47">What changes about it?</text:p>
          </table:table-cell>
          <table:table-cell table:style-name="Table1.C1" office:value-type="string">
            <text:p text:style-name="P47">More specifically...</text:p>
          </table:table-cell>
        </table:table-row>
        <table:table-row table:style-name="Table1.1">
          <table:table-cell table:style-name="Table1.B12" office:value-type="string">
            <text:p text:style-name="P61">cloud</text:p>
          </table:table-cell>
          <table:table-cell table:style-name="Table1.B12" office:value-type="string">
            <text:p text:style-name="P62">position</text:p>
          </table:table-cell>
          <table:table-cell table:style-name="Table1.C12" office:value-type="string">
            <text:p text:style-name="P63">x-coordinate</text:p>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2" office:value-type="string">
            <text:p text:style-name="P46"/>
          </table:table-cell>
          <table:table-cell table:style-name="Table1.B12" office:value-type="string">
            <text:p text:style-name="P46"/>
          </table:table-cell>
          <table:table-cell table:style-name="Table1.C12"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row table:style-name="Table1.1">
          <table:table-cell table:style-name="Table1.B15" office:value-type="string">
            <text:p text:style-name="P46"/>
          </table:table-cell>
          <table:table-cell table:style-name="Table1.B15" office:value-type="string">
            <text:p text:style-name="P46"/>
          </table:table-cell>
          <table:table-cell table:style-name="Table1.C15" office:value-type="string">
            <text:p text:style-name="P46"/>
          </table:table-cell>
        </table:table-row>
      </table:table>
      <text:h text:style-name="P135" text:outline-level="1" text:is-list-header="true">Game Parts <text:s/>- NinjaCat!</text:h>
      <text:p text:style-name="P3"><draw:frame draw:style-name="fr2" draw:name="graphics4" text:anchor-type="paragraph" svg:width="6.6874in" svg:height="4.8071in" draw:z-index="4"><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6"><text:s text:c="5"/></text:span><text:span text:style-name="T39">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8">Our Videogame</text:p>
      <text:p text:style-name="P20"/>
      <text:p text:style-name="P20">Created by (write your names): ________________________________________________</text:p>
      <text:h text:style-name="Heading_20_1" text:outline-level="1" text:is-list-header="true">Background</text:h>
      <text:list xml:id="list1450091135231100518" text:style-name="WW8Num10">
        <text:list-header>
          <text:p text:style-name="Normal_20_Bullet"/>
          <text:p text:style-name="P168"/>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52533757824842" text:continue-numbering="true" text:style-name="WW8Num10">
        <text:list-header>
          <text:p text:style-name="P171"/>
        </text:list-header>
      </text:list>
      <text:list xml:id="list2883822168619873626" text:style-name="WW8Num2">
        <text:list-header>
          <text:p text:style-name="P172">The player is a _____________________________________.</text:p>
        </text:list-header>
      </text:list>
      <text:list xml:id="list152533607095480" text:continue-list="list152533757824842" text:style-name="WW8Num10">
        <text:list-header>
          <text:p text:style-name="P176"><text:line-break/>The player moves only up and down.</text:p>
        </text:list-header>
      </text:list>
      <text:h text:style-name="Heading_20_1" text:outline-level="1" text:is-list-header="true">The Target<text:tab/></text:h>
      <text:list xml:id="list152533616128100" text:continue-numbering="true" text:style-name="WW8Num10">
        <text:list-header>
          <text:p text:style-name="P171">Your player GAINS points when they hit the target.</text:p>
        </text:list-header>
      </text:list>
      <text:list xml:id="list4681564257040323814" text:style-name="WW8Num8">
        <text:list-header>
          <text:p text:style-name="P173">The Target is a _____________________________________.</text:p>
        </text:list-header>
      </text:list>
      <text:p text:style-name="P169">The Target moves only to the left and right.</text:p>
      <text:h text:style-name="Heading_20_1" text:outline-level="1" text:is-list-header="true">The Danger<text:tab/></text:h>
      <text:list xml:id="list152533302108797" text:continue-list="list152533616128100" text:style-name="WW8Num10">
        <text:list-header>
          <text:p text:style-name="P171">Your player LOSES points when they hit the danger.</text:p>
        </text:list-header>
      </text:list>
      <text:list xml:id="list3953410538799351356" text:style-name="WW8Num4">
        <text:list-header>
          <text:p text:style-name="P174">The Danger is a ____________________________________.</text:p>
          <text:p text:style-name="P175">The Danger moves only to the left and right.</text:p>
          <text:h text:style-name="P141"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Math</text:p>
          </table:table-cell>
          <table:table-cell table:style-name="Table5.A1" office:value-type="string">
            <text:p text:style-name="P51">Circle of Evaluation</text:p>
          </table:table-cell>
          <table:table-cell table:style-name="Table5.C1" office:value-type="string">
            <text:p text:style-name="P51">Racket Code</text:p>
          </table:table-cell>
        </table:table-row>
        <table:table-row table:style-name="Table5.2">
          <table:table-cell table:style-name="Table5.A1" office:value-type="string">
            <text:p text:style-name="P68"/>
            <text:p text:style-name="P67">5 <text:s text:c="2"/>x <text:s text:c="2"/>10</text:p>
          </table:table-cell>
          <table:table-cell table:style-name="Table5.A1" office:value-type="string">
            <text:p text:style-name="P66"/>
          </table:table-cell>
          <table:table-cell table:style-name="Table5.C1" office:value-type="string">
            <text:p text:style-name="P66"/>
            <text:p text:style-name="P65"/>
          </table:table-cell>
        </table:table-row>
        <table:table-row table:style-name="Table5.2">
          <table:table-cell table:style-name="Table5.A1" office:value-type="string">
            <text:p text:style-name="P71"/>
            <text:p text:style-name="P70">8 + (5 <text:s/>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74"/>
            <text:p text:style-name="P73">(8 + 2) <text:s text:c="2"/>- <text:s text:c="2"/>(5 <text:s text:c="2"/>x <text:s/>10)</text:p>
          </table:table-cell>
          <table:table-cell table:style-name="Table5.A1" office:value-type="string">
            <text:p text:style-name="P72"/>
          </table:table-cell>
          <table:table-cell table:style-name="Table5.C1" office:value-type="string">
            <text:p text:style-name="P72"/>
          </table:table-cell>
        </table:table-row>
        <table:table-row table:style-name="Table5.2">
          <table:table-cell table:style-name="Table5.A1" office:value-type="string">
            <text:p text:style-name="P74"/>
            <text:p text:style-name="P104">5 <text:s/>x <text:s/>10</text:p>
            <text:p text:style-name="P105">8 <text:s/>- <text:s/>2</text:p>
          </table:table-cell>
          <table:table-cell table:style-name="Table5.A1" office:value-type="string">
            <text:p text:style-name="P72"/>
          </table:table-cell>
          <table:table-cell table:style-name="Table5.C1" office:value-type="string">
            <text:p text:style-name="P72"/>
          </table:table-cell>
        </table:table-row>
      </table:table>
      <text:p text:style-name="Standard"/>
      <text:h text:style-name="P136" text:outline-level="1" text:is-list-header="true">Lesson 2</text:h>
      <text:p text:style-name="P45">(draw Circles of Evaluation here if you need extra scratch paper)</text:p>
      <text:h text:style-name="P135" text:outline-level="1" text:is-list-header="true">Circles Triathal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51">Math</text:p>
          </table:table-cell>
          <table:table-cell table:style-name="Table2.A1" office:value-type="string">
            <text:p text:style-name="P51">Circle of Evaluation</text:p>
          </table:table-cell>
          <table:table-cell table:style-name="Table2.D1" office:value-type="string">
            <text:p text:style-name="P51">Racket Code</text:p>
          </table:table-cell>
        </table:table-row>
        <table:table-row table:style-name="Table2.2">
          <table:table-cell table:style-name="Table2.A2" office:value-type="string">
            <text:p text:style-name="P106">Round 1</text:p>
          </table:table-cell>
          <table:table-cell table:style-name="Table2.A1" office:value-type="string">
            <text:p text:style-name="P68"/>
            <text:p text:style-name="P67">(3 * 7) - (1 + 2)</text:p>
          </table:table-cell>
          <table:table-cell table:style-name="Table2.A1" office:value-type="string">
            <text:p text:style-name="P66"/>
          </table:table-cell>
          <table:table-cell table:style-name="Table2.D1" office:value-type="string">
            <text:p text:style-name="P66"/>
            <text:p text:style-name="P65"/>
          </table:table-cell>
        </table:table-row>
        <table:table-row table:style-name="Table2.2">
          <table:table-cell table:style-name="Table2.A2" office:value-type="string">
            <text:p text:style-name="P107">Round 2</text:p>
          </table:table-cell>
          <table:table-cell table:style-name="Table2.A1" office:value-type="string">
            <text:p text:style-name="P71"/>
            <text:p text:style-name="P70">3 - (1 + 2)</text:p>
          </table:table-cell>
          <table:table-cell table:style-name="Table2.A1" office:value-type="string">
            <text:p text:style-name="P69"/>
          </table:table-cell>
          <table:table-cell table:style-name="Table2.D1" office:value-type="string">
            <text:p text:style-name="P69"/>
          </table:table-cell>
        </table:table-row>
        <table:table-row table:style-name="Table2.2">
          <table:table-cell table:style-name="Table2.A2" office:value-type="string">
            <text:p text:style-name="P108">Round 3</text:p>
          </table:table-cell>
          <table:table-cell table:style-name="Table2.A1" office:value-type="string">
            <text:p text:style-name="P74"/>
            <text:p text:style-name="P73">3 - <text:s/>(1 + (5 * 6))</text:p>
          </table:table-cell>
          <table:table-cell table:style-name="Table2.A1" office:value-type="string">
            <text:p text:style-name="P72"/>
          </table:table-cell>
          <table:table-cell table:style-name="Table2.D1" office:value-type="string">
            <text:p text:style-name="P72"/>
          </table:table-cell>
        </table:table-row>
        <table:table-row table:style-name="Table2.2">
          <table:table-cell table:style-name="Table2.A2" office:value-type="string">
            <text:p text:style-name="P108">Round 4</text:p>
          </table:table-cell>
          <table:table-cell table:style-name="Table2.A1" office:value-type="string">
            <text:p text:style-name="P74"/>
            <text:p text:style-name="P73">(1 + (5 * 6)) - 3</text:p>
          </table:table-cell>
          <table:table-cell table:style-name="Table2.A1" office:value-type="string">
            <text:p text:style-name="P72"/>
          </table:table-cell>
          <table:table-cell table:style-name="Table2.D1" office:value-type="string">
            <text:p text:style-name="P72"/>
          </table:table-cell>
        </table:table-row>
      </table:table>
      <text:h text:style-name="P13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3" text:outline-level="1" text:is-list-header="true"><draw:frame draw:style-name="fr3" draw:name="graphics1" text:anchor-type="char" svg:x="6.4264in" svg:y="-0.5508in" svg:width="0.611in" svg:height="1.0846in" draw:z-index="13"><draw:image xlink:href="Pictures/100002010000007A000000DC6C80A367.png" xlink:type="simple" xlink:show="embed" xlink:actuate="onLoad"/></draw:frame>Fast Functions!</text:h>
      <text:p text:style-name="P50"/>
      <table:table table:name="Table4" table:style-name="Table4">
        <table:table-column table:style-name="Table4.A"/>
        <table:table-row table:style-name="Table4.1">
          <table:table-cell table:style-name="Table4.A1"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2" office:value-type="string">
            <text:p text:style-name="Code">(EXAMPLE (_____ <text:s/>_____) <text:s/>_________________________)</text:p>
          </table:table-cell>
        </table:table-row>
        <table:table-row table:style-name="Table4.1">
          <table:table-cell table:style-name="Table4.A2" office:value-type="string">
            <text:p text:style-name="P120">(EXAMPLE (_____ <text:s/>_____) <text:s/>_________________________)</text:p>
          </table:table-cell>
        </table:table-row>
        <table:table-row table:style-name="Table4.1">
          <table:table-cell table:style-name="Table4.A4" office:value-type="string">
            <text:p text:style-name="P28">(define (_____ _____) ____________________________)</text:p>
            <text:p text:style-name="P29"/>
          </table:table-cell>
        </table:table-row>
        <table:table-row table:style-name="Table4.1">
          <table:table-cell table:style-name="Table4.A5"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11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row table:style-name="Table4.1">
          <table:table-cell table:style-name="Table4.A9" office:value-type="string">
            <text:p text:style-name="P110">; _________________:_________________ -&gt; ________________</text:p>
            <text:p text:style-name="P111"><text:s text:c="22"/>name <text:s text:c="35"/>domain <text:s text:c="48"/>range</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EXAMPLE (_____ <text:s/>_____) <text:s/>_________________________)</text:p>
          </table:table-cell>
        </table:table-row>
        <table:table-row table:style-name="Table4.1">
          <table:table-cell table:style-name="Table4.A6" office:value-type="string">
            <text:p text:style-name="P28">(define (_____ _____) ____________________________)</text:p>
            <text:p text:style-name="P29"/>
          </table:table-cell>
        </table:table-row>
      </table:table>
      <text:h text:style-name="P137" text:outline-level="1" text:is-list-header="true">Fast Functions!<draw:frame draw:style-name="fr4" draw:name="graphics3" text:anchor-type="char" svg:x="6.1693in" svg:y="0.0799in" svg:width="0.8307in" svg:height="0.4256in" draw:z-index="3"><draw:image xlink:href="Pictures/10000000000001AE000000DB81D26AC5.png" xlink:type="simple" xlink:show="embed" xlink:actuate="onLoad"/><draw:contour-polygon svg:width="5.9815in" svg:height="3.0035in" svg:viewBox="0 0 15193 7629" draw:points="-26,0 -26,7629 15167,7629 15167,0" draw:recreate-on-edit="false"/></draw:frame></text:h>
      <text:p text:style-name="P50"/>
      <text:p text:style-name="P50"/>
      <table:table table:name="Table6" table:style-name="Table6">
        <table:table-column table:style-name="Table6.A"/>
        <table:table-row table:style-name="Table6.1">
          <table:table-cell table:style-name="Table6.A1"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2" office:value-type="string">
            <text:p text:style-name="P113">(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ext:p text:style-name="P111"><text:s text:c="22"/>name <text:s text:c="35"/>domain <text:s text:c="48"/>range</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1"/>
            <text:p text:style-name="P59">(define (________ <text:s text:c="4"/>_______) <text:s text:c="5"/>____________________________)</text:p>
            <text:p text:style-name="P58"/>
          </table:table-cell>
        </table:table-row>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4" office:value-type="string">
            <text:p text:style-name="P110">(define (________ <text:s text:c="4"/>_______) <text:s text:c="5"/>____________________________)</text:p>
            <text:p text:style-name="P112"/>
          </table:table-cell>
        </table:table-row>
        <text:soft-page-break/>
        <table:table-row table:style-name="Table6.1">
          <table:table-cell table:style-name="Table6.A5" office:value-type="string">
            <text:p text:style-name="P110">; _________________:_________________ -&gt; 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EXAMPLE (______ <text:s/>________) <text:s text:c="4"/>_____________________________)</text:p>
          </table:table-cell>
        </table:table-row>
        <table:table-row table:style-name="Table6.1">
          <table:table-cell table:style-name="Table6.A6" office:value-type="string">
            <text:p text:style-name="P110">(define (________ <text:s text:c="4"/>_______) <text:s text:c="5"/>____________________________)</text:p>
          </table:table-cell>
        </table:table-row>
      </table:table>
      <text:h text:style-name="P136"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7">Design Recipe</text:p>
      <text:p text:style-name="P154"/>
      <text:p text:style-name="P155">Word Problem: rocket-height</text:p>
      <text:p text:style-name="P15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p text:style-name="P78"/>
      <text:p text:style-name="P80"/>
      <text:p text:style-name="P80"/>
      <text:p text:style-name="Code">(EXAMPLE (________________________________) </text:p>
      <text:p text:style-name="P75"><text:span text:style-name="T6"><text:s/></text:span><text:span text:style-name="T10">the user types…<text:tab/></text:span></text:p>
      <text:p text:style-name="P76"/>
      <text:p text:style-name="P78"><text:tab/></text:p>
      <text:p text:style-name="P78"/>
      <text:p text:style-name="P77">_________________________________________________)</text:p>
      <text:p text:style-name="P79">..…which should become</text:p>
      <text:h text:style-name="Heading_20_1" text:outline-level="1">Definition </text:h>
      <text:list xml:id="list152532221262837" text:continue-list="list152533302108797"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52533283982481" text:continue-numbering="true" text:style-name="WW8Num10">
        <text:list-header>
          <text:p text:style-name="Normal_20_Bullet"/>
        </text:list-header>
      </text:list>
      <text:p text:style-name="P37"/>
      <text:p text:style-name="P37"><text:tab/>________________________________________________)</text:p>
      <text:p text:style-name="P40"><text:tab/><text:tab/><text:tab/><text:span text:style-name="T21">..…and the computer does this</text:span></text:p>
      <text:p text:style-name="P16">Design Recipe</text:p>
      <text:list xml:id="list152532369111031" text:continue-numbering="true" text:style-name="WW8Num10">
        <text:list-header>
          <text:p text:style-name="P170"/>
        </text:list-header>
      </text:list>
      <text:p text:style-name="P155">Word Problem: red-square</text:p>
      <text:p text:style-name="P152"><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replies</text:p>
      <text:p text:style-name="P78"/>
      <text:p text:style-name="P80"/>
      <text:p text:style-name="P80"/>
      <text:p text:style-name="P80">(EXAMPLE<text:tab/>(___________________________________________) </text:p>
      <text:p text:style-name="P75"><text:span text:style-name="T6"><text:s/></text:span><text:span text:style-name="T10">the user says…<text:tab/></text:span></text:p>
      <text:p text:style-name="P76"/>
      <text:p text:style-name="P78"><text:tab/></text:p>
      <text:p text:style-name="P78"/>
      <text:p text:style-name="P77">_________________________________________________) </text:p>
      <text:p text:style-name="P79">..…Racket turns that into</text:p>
      <text:h text:style-name="Heading_20_1" text:outline-level="1">Definition</text:h>
      <text:list xml:id="list152533883534930"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p text:style-name="P82">Design Recipe</text:p>
      <text:list xml:id="list152533276353530" text:continue-numbering="true" text:style-name="WW8Num10">
        <text:list-header>
          <text:p text:style-name="P153"/>
        </text:list-header>
      </text:list>
      <text:p text:style-name="P155">Word Problem: yard-area</text:p>
      <text:p text:style-name="P152"><text:span text:style-name="T1">Use the Design Recipe to write a function </text:span><text:span text:style-name="T14">yard-area</text:span><text:span text:style-name="T1">, which takes in the width and length of a yard, and returns the area of the yard. <text:line-break/></text:span></text:p>
      <text:p text:style-name="P154"><text:tab/>(Don’t forget: <text:s text:c="2"/>area = length * width !)</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 </text:p>
      <text:p text:style-name="P81">find another way to get the same result here</text:p>
      <text:h text:style-name="Heading_20_1" text:outline-level="1">Definition</text:h>
      <text:list xml:id="list152532543507803"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40"><text:span text:style-name="T10"><text:tab/><text:tab/><text:tab/></text:span><text:span text:style-name="T21">..…and the computer does this</text:span></text:p>
      <text:h text:style-name="P13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49"/>
      <text:p text:style-name="P82">Design Recipe</text:p>
      <text:list xml:id="list152532141188245" text:continue-numbering="true" text:style-name="WW8Num10">
        <text:list-header>
          <text:p text:style-name="P153"/>
        </text:list-header>
      </text:list>
      <text:p text:style-name="P155">Word Problem: update-danger</text:p>
      <text:p text:style-name="P152"><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52533528694928" text:continue-numbering="true" text:style-name="WW8Num10">
        <text:list-header>
          <text:p text:style-name="P156"/>
        </text:list-header>
      </text:list>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152533350601277"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p text:style-name="P82">Design Recipe: update-target</text:p>
      <text:list xml:id="list152532378876895" text:continue-numbering="true" text:style-name="WW8Num10">
        <text:list-header>
          <text:p text:style-name="P153"/>
        </text:list-header>
      </text:list>
      <text:p text:style-name="P155">Word Problem: update-target</text:p>
      <text:p text:style-name="P155"/>
      <text:p text:style-name="P152"><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15253208950187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p text:style-name="P27"><text:tab/><text:tab/><text:tab/>..…and the computer does this</text:p>
      <text:h text:style-name="P136" text:outline-level="1" text:is-list-header="true">Lesson 6</text:h>
      <text:p text:style-name="Standard"/>
      <text:h text:style-name="P142" text:outline-level="1">Protecting Sam</text:h>
      <text:p text:style-name="P109">Sam is in a 640 x 480 yard. <text:s text:c="2"/>How far he can go to the left and right before he's out of sight?</text:p>
      <text:p text:style-name="P152"/>
      <text:p text:style-name="P152"><draw:frame text:anchor-type="paragraph" draw:z-index="14" draw:style-name="gr5" draw:text-style-name="P183" svg:width="1.926in" svg:height="0.224in" svg:x="4.75in" svg:y="0.1161in"><draw:text-box><text:p text:style-name="P183"><text:span text:style-name="T48">(&gt; <text:s text:c="2"/>x <text:s/>-50)</text:span></text:p></draw:text-box></draw:frame></text:p>
      <text:list xml:id="list2572061305035668509" text:style-name="WW8Num5">
        <text:list-item>
          <text:p text:style-name="P161">A piece of Sam is still visible on the left as long as...<text:tab/><text:tab/><text:tab/><text:span text:style-name="T47">________________</text:span></text:p>
        </text:list-item>
      </text:list>
      <text:list xml:id="list152532840550420" text:continue-list="list152532089501879" text:style-name="WW8Num10">
        <text:list-header>
          <text:p text:style-name="P177"/>
          <text:p text:style-name="P177"/>
        </text:list-header>
      </text:list>
      <text:list xml:id="list152533465803116" text:continue-list="list2572061305035668509" text:style-name="WW8Num5">
        <text:list-item>
          <text:p text:style-name="P160">A piece of Sam is still visible on the right as long as...<text:tab/><text:tab/>________________</text:p>
        </text:list-item>
      </text:list>
      <text:p text:style-name="P152"/>
      <text:p text:style-name="P152"/>
      <text:list xml:id="list152533787681311" text:continue-numbering="true" text:style-name="WW8Num5">
        <text:list-item>
          <text:p text:style-name="P160">Draw the Circle of Evaluation for these two expressions in the circles below:</text:p>
        </text:list-item>
      </text:list>
      <text:list xml:id="list152533819806824" text:continue-list="list152532840550420" text:style-name="WW8Num10">
        <text:list-header>
          <text:p text:style-name="Normal_20_Bullet"/>
        </text:list-header>
      </text:list>
      <text:p text:style-name="P152"><draw:ellipse text:anchor-type="paragraph" draw:z-index="7" draw:style-name="gr3" draw:text-style-name="P182" svg:width="2.8189in" svg:height="2.8386in" svg:x="0.4264in" svg:y="0.1008in"><text:p/></draw:ellipse></text:p>
      <text:p text:style-name="P152"/>
      <text:p text:style-name="P152"/>
      <text:p text:style-name="P152"/>
      <text:p text:style-name="P152"/>
      <text:p text:style-name="P152"/>
      <text:list xml:id="list152532198582418" text:continue-list="list152533787681311" text:style-name="WW8Num5">
        <text:list-header>
          <text:p text:style-name="P160"/>
        </text:list-header>
      </text:list>
      <text:list xml:id="list152533738402323" text:continue-list="list152533819806824" text:style-name="WW8Num10">
        <text:list-header>
          <text:p text:style-name="P178"/>
          <text:p text:style-name="P178"/>
        </text:list-header>
      </text:list>
      <text:list xml:id="list152534162538308" text:continue-list="list152532198582418" text:style-name="WW8Num5">
        <text:list-header>
          <text:p text:style-name="P160"><text:line-break/><text:line-break/><text:line-break/></text:p>
        </text:list-header>
      </text:list>
      <text:p text:style-name="P152"><draw:ellipse text:anchor-type="paragraph" draw:z-index="6" draw:style-name="gr2" draw:text-style-name="P182" svg:width="2.8189in" svg:height="2.8386in" svg:x="3.7752in" svg:y="-0.2972in"><text:p/></draw:ellipse></text:p>
      <text:p text:style-name="P152"/>
      <text:p text:style-name="P152"/>
      <text:p text:style-name="P152"/>
      <text:p text:style-name="P152"/>
      <text:p text:style-name="P152"/>
      <text:p text:style-name="P152"/>
      <text:list xml:id="list152533317072457" text:continue-list="list152533738402323" text:style-name="WW8Num10">
        <text:list-header>
          <text:p text:style-name="P162"/>
        </text:list-header>
      </text:list>
      <text:p text:style-name="P42"><text:line-break/><text:line-break/><text:line-break/></text:p>
      <text:p text:style-name="P82">Design Recipe</text:p>
      <text:list xml:id="list152533228555016" text:continue-numbering="true" text:style-name="WW8Num10">
        <text:list-header>
          <text:p text:style-name="P153"/>
        </text:list-header>
      </text:list>
      <text:p text:style-name="P155">Word Problem: safe-left?</text:p>
      <text:p text:style-name="P155"/>
      <text:p text:style-name="P152"><text:span text:style-name="T1">Use the Design Recipe to write a function </text:span><text:span text:style-name="T42">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3">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53">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15253398471044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4" text:outline-level="1" text:is-list-header="true">…and the computer does this</text:h>
      <text:p text:style-name="P9"/>
      <text:h text:style-name="P130" text:outline-level="1" text:is-list-header="true">Design Recipe</text:h>
      <text:list xml:id="list152533325866350" text:continue-numbering="true" text:style-name="WW8Num10">
        <text:list-header>
          <text:p text:style-name="P153"/>
        </text:list-header>
      </text:list>
      <text:p text:style-name="P155">Word Problem: safe-right?</text:p>
      <text:p text:style-name="P155"/>
      <text:p text:style-name="P152"><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152532718527021"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6" text:outline-level="1" text:is-list-header="true">…and the computer does this</text:h>
      <text:h text:style-name="P148" text:outline-level="1" text:is-list-header="true">and / or</text:h>
      <text:p text:style-name="Standard"><text:soft-page-break/></text:p>
      <text:p text:style-name="P15">Write the Circles of Evaluation for these statements, and then convert them to Racket</text:p>
      <text:list xml:id="list4218074240880772085" text:style-name="WW8Num1">
        <text:list-item>
          <text:list>
            <text:list-item>
              <text:p text:style-name="P128">Two is less than five, <text:span text:style-name="T4">and</text:span> zero is equal to six.</text:p>
            </text:list-item>
          </text:list>
        </text:list-item>
      </text:list>
      <text:p text:style-name="P14"/>
      <text:p text:style-name="P14"><draw:ellipse text:anchor-type="paragraph" draw:z-index="5" draw:style-name="gr1" draw:text-style-name="P182" svg:width="2.8189in" svg:height="2.8386in" svg:x="0.828in" svg:y="0.0547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52532206061236" text:continue-numbering="true" text:style-name="WW8Num1">
        <text:list-item>
          <text:list>
            <text:list-item>
              <text:p text:style-name="P128">Two is less than four <text:span text:style-name="T4">or</text:span> four is equal to six.</text:p>
            </text:list-item>
          </text:list>
        </text:list-item>
      </text:list>
      <text:p text:style-name="P14"><draw:ellipse text:anchor-type="paragraph" draw:z-index="0" draw:style-name="gr1" draw:text-style-name="P182" svg:width="2.8189in" svg:height="2.8386in" svg:x="0.3319in" svg:y="0.1165in"><text:p/></draw:ellips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2"/>
      <text:p text:style-name="P42"/>
      <text:p text:style-name="P42"/>
      <text:h text:style-name="P139" text:outline-level="1" text:is-list-header="true">Design Recipe</text:h>
      <text:list xml:id="list152532535732503" text:continue-list="list152532718527021" text:style-name="WW8Num10">
        <text:list-header>
          <text:p text:style-name="P153"/>
        </text:list-header>
      </text:list>
      <text:p text:style-name="P155">Word Problem: onscreen?</text:p>
      <text:p text:style-name="P155"/>
      <text:p text:style-name="P152"><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4">Every contract has three parts:</text:p>
      <text:p text:style-name="P34"/>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34">On the computer, write an example of your function in action, using EXAMPLE.</text:p>
      <text:p text:style-name="P44"/>
      <text:p text:style-name="P35">(EXAMPLE<text:tab/>(___________________________________________) </text:p>
      <text:p text:style-name="P75"><text:span text:style-name="T6"><text:s/></text:span><text:span text:style-name="T10">Use the function here<text:tab/></text:span></text:p>
      <text:p text:style-name="P76"><text:s/></text:p>
      <text:p text:style-name="P78"><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8"><text:tab/></text:p>
      <text:p text:style-name="P78"/>
      <text:p text:style-name="P77">_________________________________________________)</text:p>
      <text:p text:style-name="P81">find another way to get the same result here</text:p>
      <text:h text:style-name="Heading_20_1" text:outline-level="1">Definition</text:h>
      <text:list xml:id="list152532888618299" text:continue-numbering="true" text:style-name="WW8Num10">
        <text:list-header>
          <text:p text:style-name="Normal_20_Bullet">Write the definition, giving variable names to all your input values. </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45" text:outline-level="1" text:is-list-header="true">…and the computer does this</text:h>
      <text:h text:style-name="P13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8" text:outline-level="1" text:is-list-header="true">Design Recipe</text:h>
      <text:list xml:id="list152534056007949" text:continue-numbering="true" text:style-name="WW8Num10">
        <text:list-header>
          <text:p text:style-name="P165"/>
        </text:list-header>
      </text:list>
      <text:p text:style-name="P166">Word Problem: cost</text:p>
      <text:p text:style-name="P166"/>
      <text:p text:style-name="P16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9"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9" text:outline-level="1">Give Examples</text:h>
      <text:p text:style-name="P53">On the computer, write an example of your function for <text:span text:style-name="T24">each topping</text:span>, using EXAMPLE.</text:p>
      <text:p text:style-name="P55"/>
      <text:p text:style-name="P57">(EXAMPLE<text:tab/>(<text:span text:style-name="T24">cost <text:s text:c="16"/>“pepperoni” <text:s text:c="2"/></text:span><text:span text:style-name="T27"><text:s/>) <text:s/>__</text:span>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86"/>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9" text:outline-level="1">Definition</text:h>
      <text:list xml:id="list152532474386034" text:continue-numbering="true" text:style-name="WW8Num10">
        <text:list-header>
          <text:p text:style-name="P164"/>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3" table:style-name="Table3">
        <table:table-column table:style-name="Table3.A"/>
        <table:table-column table:style-name="Table3.B"/>
        <table:table-header-rows>
          <table:table-row>
            <table:table-cell table:style-name="Table3.A1" office:value-type="string">
              <text:p text:style-name="P95"/>
            </table:table-cell>
            <table:table-cell table:style-name="Table3.B1" office:value-type="string">
              <text:p text:style-name="P95"/>
            </table:table-cell>
          </table:table-row>
        </table:table-header-rows>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row>
          <table:table-cell table:style-name="Table3.A1" office:value-type="string">
            <text:p text:style-name="P92"/>
          </table:table-cell>
          <table:table-cell table:style-name="Table3.B1" office:value-type="string">
            <text:p text:style-name="P92"/>
          </table:table-cell>
        </table:table-row>
      </table:table>
      <text:p text:style-name="P60">)</text:p>
      <text:h text:style-name="P138" text:outline-level="1" text:is-list-header="true">Design Recipe</text:h>
      <text:list xml:id="list152533330571958" text:continue-numbering="true" text:style-name="WW8Num10">
        <text:list-header>
          <text:p text:style-name="P165"/>
        </text:list-header>
      </text:list>
      <text:p text:style-name="P166">Word Problem: update-player</text:p>
      <text:p text:style-name="P166"/>
      <text:p text:style-name="P167"><text:span text:style-name="T1">Write a function called </text:span><text:span text:style-name="T3">update-player</text:span><text:span text:style-name="T1">, which takes in the player’s y-coordinate and the name of the key pressed, and returns the new y-coordinate.</text:span></text:p>
      <text:h text:style-name="P129" text:outline-level="1" text:restart-numbering="true" text:start-value="-1">Contract+Purpose Statement</text:h>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P129" text:outline-level="1">Give Examples</text:h>
      <text:p text:style-name="P54">Finish the two examples we've started for you, and make two more</text:p>
      <text:p text:style-name="P55"/>
      <text:p text:style-name="P57">(EXAMPLE<text:tab/>(<text:span text:style-name="T24">update-player <text:s text:c="7"/>128 <text:s text:c="7"/>“up”</text:span>)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text:span text:style-name="T24">update-player <text:s text:c="7"/>451 <text:s text:c="3"/>“down”</text:span>) 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24">(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p text:style-name="P23"/>
      <text:p text:style-name="P114"/>
      <text:p text:style-name="P57">(EXAMPLE<text:tab/>(____________________________) <text:s/>___________________________)</text:p>
      <text:p text:style-name="P22"><text:span text:style-name="T37"><text:tab/><text:tab/><text:tab/></text:span><text:span text:style-name="T22">Use the function here<text:tab/><text:tab/><text:tab/><text:tab/>What should the function produce?</text:span></text:p>
      <text:h text:style-name="P129" text:outline-level="1">Definition</text:h>
      <text:list xml:id="list152532785996019" text:continue-numbering="true" text:style-name="WW8Num10">
        <text:list-header>
          <text:p text:style-name="P164"/>
        </text:list-header>
      </text:list>
      <text:p text:style-name="P60">(define (____________ <text:s text:c="4"/>___________________)</text:p>
      <text:p text:style-name="P50"><text:span text:style-name="T37"><text:tab/><text:tab/> <text:s text:c="4"/></text:span><text:span text:style-name="T22">function name<text:tab/><text:tab/><text:tab/> <text:s text:c="4"/>variable names</text:span></text:p>
      <text:p text:style-name="P55"/>
      <text:p text:style-name="P55"><text:tab/>________________________________</text:p>
      <text:p text:style-name="P55"/>
      <table:table table:name="Table8" table:style-name="Table8">
        <table:table-column table:style-name="Table8.A"/>
        <table:table-column table:style-name="Table8.B"/>
        <table:table-header-rows>
          <table:table-row>
            <table:table-cell table:style-name="Table8.A1" office:value-type="string">
              <text:p text:style-name="P95"/>
            </table:table-cell>
            <table:table-cell table:style-name="Table8.B1" office:value-type="string">
              <text:p text:style-name="P96"/>
            </table:table-cell>
          </table:table-row>
        </table:table-header-rows>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row>
          <table:table-cell table:style-name="Table8.A1" office:value-type="string">
            <text:p text:style-name="P92"/>
          </table:table-cell>
          <table:table-cell table:style-name="Table8.B1" office:value-type="string">
            <text:p text:style-name="P92"/>
          </table:table-cell>
        </table:table-row>
      </table:table>
      <text:p text:style-name="P60">)</text:p>
      <text:p text:style-name="P103"><text:soft-page-break/></text:p>
      <text:p text:style-name="Standard"/>
      <text:p text:style-name="P41"/>
      <text:list xml:id="list152532183220876" text:continue-numbering="true" text:style-name="WW8Num10">
        <text:list-header>
          <text:p text:style-name="P168"/>
        </text:list-header>
      </text:list>
      <text:h text:style-name="P131"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38" text:outline-level="1" text:is-list-header="true">Word Problem: line-length</text:h>
      <text:list xml:id="list152533703910549" text:continue-numbering="true" text:style-name="WW8Num10">
        <text:list-header>
          <text:p text:style-name="P158"/>
        </text:list-header>
      </text:list>
      <text:p text:style-name="P159"/>
      <text:p text:style-name="P15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8"/>
      <text:p text:style-name="P38"/>
      <text:p text:style-name="P35">(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85"/>
      <text:p text:style-name="P85"/>
      <text:p text:style-name="P85"/>
      <text:p text:style-name="P35">(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152533181172064" text:continue-numbering="true" text:style-name="WW8Num10">
        <text:list-header>
          <text:p text:style-name="P163">Write the definition, giving variable names to all your input values.</text:p>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
      <text:p text:style-name="P38"><text:tab/>________________________________</text:p>
      <text:p text:style-name="P38"/>
      <table:table table:name="Table9" table:style-name="Table9">
        <table:table-column table:style-name="Table9.A"/>
        <table:table-column table:style-name="Table9.B"/>
        <table:table-header-rows>
          <table:table-row>
            <table:table-cell table:style-name="Table9.A1" office:value-type="string">
              <text:p text:style-name="P93"/>
            </table:table-cell>
            <table:table-cell table:style-name="Table9.B1" office:value-type="string">
              <text:p text:style-name="P94"/>
            </table:table-cell>
          </table:table-row>
        </table:table-header-rows>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row>
          <table:table-cell table:style-name="Table9.A1" office:value-type="string">
            <text:p text:style-name="P87"/>
          </table:table-cell>
          <table:table-cell table:style-name="Table9.B1" office:value-type="string">
            <text:p text:style-name="P87"/>
          </table:table-cell>
        </table:table-row>
      </table:table>
      <text:p text:style-name="P37">)</text:p>
      <text:h text:style-name="P147" text:outline-level="1" text:is-list-header="true" text:restart-numbering="true" text:start-value="-1">…and the computer does this</text:h>
      <text:p text:style-name="P48"/>
      <text:h text:style-name="P140" text:outline-level="1" text:is-list-header="true"><text:s/>The Distance Formula, with Numbers</text:h>
      <text:p text:style-name="P43"/>
      <text:p text:style-name="P50">The distance between the points (0, 0) and (4, 3) is given by:</text:p>
      <text:p text:style-name="P43"/>
      <text:p text:style-name="P43"><draw:frame draw:style-name="fr5" draw:name="graphics2" text:anchor-type="paragraph" svg:width="4.7827in" svg:height="0.6201in" draw:z-index="11"><draw:image xlink:href="Pictures/100000000000026900000050C8FF282D.png" xlink:type="simple" xlink:show="embed" xlink:actuate="onLoad"/></draw:frame></text:p>
      <text:p text:style-name="Standard"/>
      <text:p text:style-name="Standard"/>
      <text:p text:style-name="Standard"/>
      <text:p text:style-name="P102">Convert the formula above into a Circle of Evaluation. (We've already gotten you started!)</text:p>
      <text:p text:style-name="P43"><draw:ellipse text:anchor-type="paragraph" draw:z-index="10" draw:style-name="gr4" draw:text-style-name="P182" svg:width="5.7331in" svg:height="3.7413in" svg:x="0.5146in" svg:y="0.1484in"><text:p/></draw:ellipse></text:p>
      <text:p text:style-name="Standard"/>
      <text:p text:style-name="Standard"/>
      <text:p text:style-name="Standard"><draw:ellipse text:anchor-type="paragraph" draw:z-index="9" draw:style-name="gr4" draw:text-style-name="P182" svg:width="4.3142in" svg:height="2.4335in" svg:x="1.2374in" svg:y="0.5028in"><text:p/></draw:ellipse></text:p>
      <text:p text:style-name="Standard"/>
      <text:p text:style-name="Standard"/>
      <text:p text:style-name="Standard"/>
      <text:p text:style-name="Standard"/>
      <text:p text:style-name="Standard"><draw:ellipse text:anchor-type="paragraph" draw:z-index="8" draw:style-name="gr4" draw:text-style-name="P182" svg:width="1.5161in" svg:height="1.2752in" svg:x="3.7555in" svg:y="0.2465in"><text:p/></draw:ellipse></text:p>
      <text:p text:style-name="Standard"><draw:frame draw:style-name="fr1" draw:name="graphics7" text:anchor-type="paragraph" svg:x="1.6339in" svg:y="0.0736in" svg:width="1.5646in" svg:height="1.3118in" draw:z-index="12"><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64"><text:span text:style-name="T35">Convert the Circle of Evaluation into Racket code</text:span><text:span text:style-name="T36">:</text:span></text:p>
      <text:p text:style-name="P64"/>
      <text:p text:style-name="P64"/>
      <text:p text:style-name="P64"/>
      <text:p text:style-name="P64"/>
      <text:p text:style-name="P64"/>
      <text:p text:style-name="P64"/>
      <text:p text:style-name="P64"/>
      <text:h text:style-name="P138" text:outline-level="1" text:is-list-header="true">Word Problem: distance</text:h>
      <text:list xml:id="list152532576629721" text:continue-numbering="true" text:style-name="WW8Num10">
        <text:list-header>
          <text:p text:style-name="P124"/>
        </text:list-header>
      </text:list>
      <text:p text:style-name="P32"/>
      <text:p text:style-name="P50"><text:span text:style-name="T40">Write a function</text:span><text:span text:style-name="T38"> </text:span><text:span text:style-name="T45">distance</text:span><text:span text:style-name="T38">, </text:span><text:span text:style-name="T40">which takes FOUR inputs: </text:span></text:p>
      <text:list xml:id="list152532561056221" text:continue-numbering="true" text:style-name="WW8Num10">
        <text:list-item>
          <text:p text:style-name="P126">px: The x-coordinate of the player</text:p>
        </text:list-item>
        <text:list-item>
          <text:p text:style-name="P126">py: The y-coordinate of the player</text:p>
        </text:list-item>
        <text:list-item>
          <text:p text:style-name="P127"><text:span text:style-name="T40">cx: The x-coordinate of </text:span><text:span text:style-name="T38">another game character</text:span></text:p>
        </text:list-item>
        <text:list-item>
          <text:p text:style-name="P126">cy: The y-coordinate of another game character</text:p>
          <text:p text:style-name="P126"/>
        </text:list-item>
      </text:list>
      <text:p text:style-name="P52">It should return the distance between the two, using the Distance formula. (HINT: look at what you did on page 27!)</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10">_______________________________________________________________)</text:p>
      <text:p text:style-name="P81">find another way to get the same result here</text:p>
      <text:p text:style-name="P77"/>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10">_______________________________________________________________)</text:p>
      <text:p text:style-name="P81">find another way to get the same result here</text:p>
      <text:h text:style-name="Heading_20_1" text:outline-level="1">Definition</text:h>
      <text:list xml:id="list152534106845890"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________________)</text:p>
      <text:p text:style-name="P48"/>
      <text:p text:style-name="P99">Word Problem: collide?</text:p>
      <text:p text:style-name="P32"><text:soft-page-break/></text:p>
      <text:p text:style-name="P32"/>
      <text:p text:style-name="Standard"><text:span text:style-name="T8"><text:tab/>Write a function</text:span><text:span text:style-name="T7"> </text:span><text:span text:style-name="T13">collide?</text:span><text:span text:style-name="T7">,</text:span><text:span text:style-name="T8">which takes FOUR inputs: </text:span></text:p>
      <text:list xml:id="list152534150211306" text:continue-numbering="true" text:style-name="WW8Num10">
        <text:list-item>
          <text:p text:style-name="P125">px: The x-coordinate of the player</text:p>
        </text:list-item>
        <text:list-item>
          <text:p text:style-name="P125">py: The y-coordinate of the player</text:p>
        </text:list-item>
        <text:list-item>
          <text:p text:style-name="P123"><text:span text:style-name="T8">cx: The x-coordinate of </text:span><text:span text:style-name="T7">another game character</text:span></text:p>
        </text:list-item>
        <text:list-item>
          <text:p text:style-name="P125">cy: The y-coordinate of another game character</text:p>
        </text:list-item>
      </text:list>
      <text:p text:style-name="P33"><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9"/>
      <text:p text:style-name="Standard"><text:span text:style-name="T9">;</text:span><text:span text:style-name="T7"> _______________________________________________________________________________</text:span></text:p>
      <text:p text:style-name="P39"><text:tab/><text:tab/><text:tab/><text:tab/><text:tab/>What does the function do?<text:tab/><text:tab/><text:tab/><text:tab/> <text:s text:c="3"/></text:p>
      <text:h text:style-name="Heading_20_1" text:outline-level="1">Give Examples</text:h>
      <text:p text:style-name="P44"/>
      <text:p text:style-name="P35">(EXAMPLE<text:tab/>(___________________________________________) </text:p>
      <text:p text:style-name="P75"><text:span text:style-name="T6"><text:s/></text:span><text:span text:style-name="T10">Use the function here<text:tab/></text:span></text:p>
      <text:p text:style-name="P76"/>
      <text:p text:style-name="P21"><text:tab/></text:p>
      <text:p text:style-name="P78"/>
      <text:p text:style-name="P77">_________________________________________________)</text:p>
      <text:p text:style-name="P81">find another way to get the same result here</text:p>
      <text:p text:style-name="P78"/>
      <text:p text:style-name="P80"/>
      <text:p text:style-name="P80"/>
      <text:p text:style-name="P80">(EXAMPLE<text:tab/>(___________________________________________) </text:p>
      <text:p text:style-name="P75"><text:span text:style-name="T6"><text:s/></text:span><text:span text:style-name="T10">Use the function here…<text:tab/></text:span></text:p>
      <text:p text:style-name="P76"/>
      <text:p text:style-name="P76"/>
      <text:p text:style-name="P78"/>
      <text:p text:style-name="P77">_________________________________________________)</text:p>
      <text:p text:style-name="P81">find another way to get the same result here</text:p>
      <text:h text:style-name="Heading_20_1" text:outline-level="1">Definition</text:h>
      <text:list xml:id="list152532703054449" text:continue-numbering="true" text:style-name="WW8Num10">
        <text:list-header>
          <text:p text:style-name="Normal_20_Bullet"/>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________________)</text:p>
      <text:h text:style-name="P13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4"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8" text:outline-level="1" text:is-list-header="true">Design Recipe</text:h>
      <text:p text:style-name="P159"/>
      <text:p text:style-name="P166">Word Problem: red-shape</text:p>
      <text:p text:style-name="P166"/>
      <text:p text:style-name="P16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34">Write some examples of red-shape below. The first one has already been done for you.</text:p>
      <text:p text:style-name="P38"/>
      <text:p text:style-name="P35">(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3"/>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85"/>
      <text:p text:style-name="P35">(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2" text:outline-level="1">Definition</text:h>
      <text:list xml:id="list152532287307652" text:continue-numbering="true" text:style-name="WW8Num10">
        <text:list-header>
          <text:p text:style-name="Normal_20_Bullet"><text:s/></text:p>
        </text:list-header>
      </text:list>
      <text:p text:style-name="P37">(define (____________ <text:s text:c="4"/>___________________)</text:p>
      <text:p text:style-name="Standard"><text:span text:style-name="T6"><text:tab/><text:tab/> <text:s text:c="4"/></text:span><text:span text:style-name="T10">function name<text:tab/><text:tab/><text:tab/> <text:s text:c="4"/>variable names</text:span></text:p>
      <text:p text:style-name="P38"><text:tab/><text:span text:style-name="T26">(cond</text:span></text:p>
      <text:p text:style-name="P38"/>
      <table:table table:name="Table7" table:style-name="Table7">
        <table:table-column table:style-name="Table7.A"/>
        <table:table-column table:style-name="Table7.B"/>
        <table:table-header-rows>
          <table:table-row>
            <table:table-cell table:style-name="Table7.A1" office:value-type="string">
              <text:p text:style-name="P93"/>
            </table:table-cell>
            <table:table-cell table:style-name="Table7.B1" office:value-type="string">
              <text:p text:style-name="P97">(circle 50 “solid” “red”)</text:p>
            </table:table-cell>
          </table:table-row>
        </table:table-header-rows>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row>
          <table:table-cell table:style-name="Table7.A1" office:value-type="string">
            <text:p text:style-name="P87"/>
          </table:table-cell>
          <table:table-cell table:style-name="Table7.B1" office:value-type="string">
            <text:p text:style-name="P87"/>
          </table:table-cell>
        </table:table-row>
      </table:table>
      <text:p text:style-name="P37"><text:s text:c="2"/>)</text:p>
      <text:h text:style-name="P149" text:outline-level="1" text:is-list-header="true">Translating into Algebra</text:h>
      <text:p text:style-name="P101"/>
      <text:p text:style-name="P101"/>
      <text:p text:style-name="P98"><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9">Racket Code</text:p>
          </table:table-cell>
          <table:table-cell table:style-name="Table10.B1" office:value-type="string">
            <text:p text:style-name="P89">Algebra</text:p>
          </table:table-cell>
        </table:table-row>
        <table:table-row>
          <table:table-cell table:style-name="Table10.A2" office:value-type="string">
            <text:p text:style-name="P30">(define x 10)</text:p>
          </table:table-cell>
          <table:table-cell table:style-name="Table10.B2" office:value-type="string">
            <text:p text:style-name="P91">x = 10</text:p>
          </table:table-cell>
        </table:table-row>
        <table:table-row>
          <table:table-cell table:style-name="Table10.A2" office:value-type="string">
            <text:p text:style-name="P30">(define y (* x 2))</text:p>
          </table:table-cell>
          <table:table-cell table:style-name="Table10.B2" office:value-type="string">
            <text:p text:style-name="P90">y = x*2</text:p>
          </table:table-cell>
        </table:table-row>
        <table:table-row>
          <table:table-cell table:style-name="Table10.A2" office:value-type="string">
            <text:p text:style-name="P30">(define z (+ x y))</text:p>
          </table:table-cell>
          <table:table-cell table:style-name="Table10.B2" office:value-type="string">
            <text:p text:style-name="P88"/>
          </table:table-cell>
        </table:table-row>
        <table:table-row>
          <table:table-cell table:style-name="Table10.A2" office:value-type="string">
            <text:p text:style-name="P30">(define age 14)</text:p>
          </table:table-cell>
          <table:table-cell table:style-name="Table10.B2" office:value-type="string">
            <text:p text:style-name="P88"/>
          </table:table-cell>
        </table:table-row>
        <table:table-row>
          <table:table-cell table:style-name="Table10.A2" office:value-type="string">
            <text:p text:style-name="P30">(define months (* age 12))</text:p>
          </table:table-cell>
          <table:table-cell table:style-name="Table10.B2" office:value-type="string">
            <text:p text:style-name="P88"/>
          </table:table-cell>
        </table:table-row>
        <table:table-row>
          <table:table-cell table:style-name="Table10.A2" office:value-type="string">
            <text:p text:style-name="P30">(define days (* months 30))</text:p>
          </table:table-cell>
          <table:table-cell table:style-name="Table10.B2" office:value-type="string">
            <text:p text:style-name="P88"/>
          </table:table-cell>
        </table:table-row>
        <table:table-row>
          <table:table-cell table:style-name="Table10.A2" office:value-type="string">
            <text:p text:style-name="P30">(define hours (* days 24))</text:p>
          </table:table-cell>
          <table:table-cell table:style-name="Table10.B2" office:value-type="string">
            <text:p text:style-name="P88"/>
          </table:table-cell>
        </table:table-row>
        <table:table-row>
          <table:table-cell table:style-name="Table10.A2" office:value-type="string">
            <text:p text:style-name="P30">(define minutes (* hours 60))</text:p>
          </table:table-cell>
          <table:table-cell table:style-name="Table10.B2" office:value-type="string">
            <text:p text:style-name="P88"/>
          </table:table-cell>
        </table:table-row>
        <table:table-row>
          <table:table-cell table:style-name="Table10.B2" table:number-columns-spanned="2" office:value-type="string">
            <text:p text:style-name="P8"><text:span text:style-name="T17">Functions</text:span>: Translate the Racket Code into Algebra</text:p>
          </table:table-cell>
          <table:covered-table-cell/>
        </table:table-row>
        <table:table-row>
          <table:table-cell table:style-name="Table10.A2" office:value-type="string">
            <text:p text:style-name="P121">(define (double x) </text:p>
            <text:p text:style-name="P121"><text:s text:c="3"/>(* x 2))</text:p>
          </table:table-cell>
          <table:table-cell table:style-name="Table10.B2" office:value-type="string">
            <text:p text:style-name="P91">double(x) = x*2</text:p>
          </table:table-cell>
        </table:table-row>
        <table:table-row>
          <table:table-cell table:style-name="Table10.A2" office:value-type="string">
            <text:p text:style-name="P121">(define (area length width)</text:p>
            <text:p text:style-name="P121"><text:s text:c="3"/>(* length width))</text:p>
          </table:table-cell>
          <table:table-cell table:style-name="Table10.B2" office:value-type="string">
            <text:p text:style-name="P91">area(length, width) = length * width</text:p>
          </table:table-cell>
        </table:table-row>
        <table:table-row>
          <table:table-cell table:style-name="Table10.A2" office:value-type="string">
            <text:p text:style-name="P121">(define (circle-area radius)</text:p>
            <text:p text:style-name="P121"><text:s text:c="3"/>(* pi (sq radius)))</text:p>
          </table:table-cell>
          <table:table-cell table:style-name="Table10.B2" office:value-type="string">
            <text:p text:style-name="P88"/>
          </table:table-cell>
        </table:table-row>
        <table:table-row>
          <table:table-cell table:style-name="Table10.A2" office:value-type="string">
            <text:p text:style-name="P121">(define (distance x1 y1 x2 y2)</text:p>
            <text:p text:style-name="P121"><text:s text:c="3"/>(sqrt (+ (sq (- x1 x2))</text:p>
            <text:p text:style-name="P121"><text:s text:c="12"/>(sq (- y1 y2))))</text:p>
          </table:table-cell>
          <table:table-cell table:style-name="Table10.B2" office:value-type="string">
            <text:p text:style-name="P88"/>
          </table:table-cell>
        </table:table-row>
      </table:table>
      <text:h text:style-name="P150" text:outline-level="1" text:is-list-header="true">Word Problem</text:h>
      <text:list xml:id="list152532813884154" text:continue-numbering="true" text:style-name="WW8Num10">
        <text:list-header>
          <text:p text:style-name="P123"/>
        </text:list-header>
      </text:list>
      <text:p text:style-name="P179"/>
      <text:p text:style-name="P11"/>
      <text:p text:style-name="P115"><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34">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36"><text:tab/>D( 1 )<text:tab/><text:tab/>=<text:tab/><text:tab/><text:tab/><text:tab/><text:tab/> <text:tab/><text:tab/><text:tab/><text:tab/><text:tab/><text:tab/></text:p>
      <text:p text:style-name="P23">Use the function here<text:tab/><text:tab/><text:tab/>What should the function produce?</text:p>
      <text:p text:style-name="P83"/>
      <text:p text:style-name="P36"><text:tab/>D( 2 )<text:tab/>=<text:tab/><text:tab/><text:tab/><text:tab/><text:tab/> <text:tab/><text:tab/><text:tab/><text:tab/><text:tab/><text:tab/><text:tab/></text:p>
      <text:p text:style-name="P23">Use the function here<text:tab/><text:tab/><text:tab/>What should the function produce?</text:p>
      <text:p text:style-name="P83"/>
      <text:p text:style-name="P36"><text:tab/>D( <text:s text:c="2"/>)<text:tab/><text:tab/>=<text:tab/><text:tab/><text:tab/><text:tab/><text:tab/> <text:tab/><text:tab/><text:tab/><text:tab/><text:tab/><text:tab/></text:p>
      <text:p text:style-name="P23">Use the function here<text:tab/><text:tab/><text:tab/>What should the function produce?</text:p>
      <text:p text:style-name="P85"/>
      <text:p text:style-name="P3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52532923114506" text:continue-numbering="true" text:style-name="WW8Num10">
        <text:list-header>
          <text:p text:style-name="P181">Write the formula, giving variable names to all your input values. </text:p>
          <text:p text:style-name="Normal_20_Bullet"/>
        </text:list-header>
      </text:list>
      <text:p text:style-name="P10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Word Problem</text:h>
      <text:list xml:id="list152534202737089" text:continue-numbering="true" text:style-name="WW8Num10">
        <text:list-header>
          <text:p text:style-name="P123"/>
        </text:list-header>
      </text:list>
      <text:p text:style-name="P180"/>
      <text:p text:style-name="P180"/>
      <text:p text:style-name="P117"><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18"/>
      <text:h text:style-name="Heading_20_1" text:outline-level="1" text:restart-numbering="true" text:start-value="-1">Contract+Purpose Statement</text:h>
      <text:p text:style-name="P53">Every contract has three parts:</text:p>
      <text:p text:style-name="P53"/>
      <text:p text:style-name="P50"><text:span text:style-name="T41">;</text:span><text:span text:style-name="T38"> __________________ </text:span><text:span text:style-name="T41">:</text:span><text:span text:style-name="T38"> _________________________________________ </text:span><text:span text:style-name="T41">-&gt;</text:span><text:span text:style-name="T38">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55"/>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52532834372276" text:continue-numbering="true" text:style-name="WW8Num10">
        <text:list-header>
          <text:p text:style-name="P181">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Word Problem</text:h>
      <text:list xml:id="list152532500222965" text:continue-numbering="true" text:style-name="WW8Num10">
        <text:list-header>
          <text:p text:style-name="P123"/>
        </text:list-header>
      </text:list>
      <text:p text:style-name="P13"/>
      <text:p text:style-name="P116">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6"/>
      <text:h text:style-name="Heading_20_1" text:outline-level="1" text:restart-numbering="true" text:start-value="-1">Contract+Purpose Statement</text:h>
      <text:p text:style-name="P53">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53">Write an example of your function for <text:span text:style-name="T24">some sample inputs</text:span></text:p>
      <text:p text:style-name="P38"/>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4"/>
      <text:p text:style-name="P56"><text:tab/><text:tab/><text:tab/>=<text:tab/><text:tab/><text:tab/><text:tab/><text:tab/> <text:tab/><text:tab/><text:tab/><text:tab/><text:tab/><text:tab/></text:p>
      <text:p text:style-name="P23">Use the function here<text:tab/><text:tab/><text:tab/>What should the function produce?</text:p>
      <text:p text:style-name="P86"/>
      <text:p text:style-name="P56"><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52534173215951" text:continue-numbering="true" text:style-name="WW8Num10">
        <text:list-header>
          <text:p text:style-name="P181">Write the Formula, giving variable names to all your input values. </text:p>
          <text:p text:style-name="Normal_20_Bullet"/>
        </text:list-header>
      </text:list>
      <text:p text:style-name="P10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Word Problem</text:h>
      <text:list xml:id="list152532518417010" text:continue-numbering="true" text:style-name="WW8Num10">
        <text:list-header>
          <text:p text:style-name="P123"/>
        </text:list-header>
      </text:list>
      <text:p text:style-name="P180"/>
      <text:p text:style-name="P12"/>
      <text:p text:style-name="P12"/>
      <text:p text:style-name="P12"/>
      <text:p text:style-name="P12"/>
      <text:p text:style-name="P25"/>
      <text:h text:style-name="Heading_20_1" text:outline-level="1" text:restart-numbering="true" text:start-value="-1">Contract+Purpose Statement</text:h>
      <text:p text:style-name="P34">Every contract has three parts:</text:p>
      <text:p text:style-name="P34"/>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0"><text:span text:style-name="T38"><text:tab/></text:span><text:span text:style-name="T23">name<text:tab/><text:tab/><text:tab/><text:tab/><text:tab/><text:tab/>Domain<text:tab/><text:tab/><text:tab/><text:tab/> <text:s text:c="3"/>Range</text:span></text:p>
      <text:h text:style-name="Heading_20_1" text:outline-level="1">Give Examples</text:h>
      <text:p text:style-name="P34">Write an example of your function for <text:span text:style-name="T24">some sample inputs</text:span></text:p>
      <text:p text:style-name="P38"/>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3"/>
      <text:p text:style-name="P36"><text:tab/><text:tab/><text:tab/>=<text:tab/><text:tab/><text:tab/><text:tab/><text:tab/> <text:tab/><text:tab/><text:tab/><text:tab/><text:tab/><text:tab/></text:p>
      <text:p text:style-name="P21">Use the function here<text:tab/><text:tab/><text:tab/>What should the function produce?</text:p>
      <text:p text:style-name="P85"/>
      <text:p text:style-name="P36"><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152532798673331" text:continue-numbering="true" text:style-name="WW8Num10">
        <text:list-header>
          <text:p text:style-name="P181">Write the Formula, giving variable names to all your input values. </text:p>
          <text:p text:style-name="Normal_20_Bullet"/>
        </text:list-header>
      </text:list>
      <text:p text:style-name="P10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swiss"/>
    <style:font-face style:name="Century Gothic3"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1"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1"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6-04T15:25:31.857477000</dc:date>
    <meta:print-date>2011-03-16T19:29:39</meta:print-date>
    <meta:editing-cycles>220</meta:editing-cycles>
    <meta:editing-duration>P16DT20H28M6S</meta:editing-duration>
    <meta:generator>LibreOffice/4.2.4.2$MacOSX_X86_64 LibreOffice_project/63150712c6d317d27ce2db16eb94c2f3d7b699f8</meta:generator>
    <meta:document-statistic meta:table-count="10" meta:image-count="7" meta:object-count="0" meta:page-count="43" meta:paragraph-count="637" meta:word-count="3167" meta:character-count="25831" meta:non-whitespace-character-count="21142"/>
  </office:meta>
</office:document-meta>
</file>